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1.826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no-wrap" style:vertical-align="middle"/>
      <style:text-properties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ackground-color="#ff3838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fill-color="#dde8cb" draw:textarea-horizontal-align="justify" draw:textarea-vertical-align="middle" draw:auto-grow-height="false" fo:min-height="0.654cm" fo:min-width="2.372cm" loext:decorative="false"/>
      <style:paragraph-properties style:writing-mode="lr-tb" fo:text-align="center"/>
      <style:text-properties fo:font-family="'Liberation Mono'" style:font-family-generic="modern" style:font-pitch="fixed"/>
    </style:style>
    <style:style style:name="gr2" style:family="graphic" style:parent-style-name="Default">
      <style:graphic-properties draw:fill-color="#dde8cb" draw:textarea-horizontal-align="justify" draw:textarea-vertical-align="middle" draw:auto-grow-height="false" fo:min-height="0.654cm" fo:min-width="1.858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3" style:family="graphic" style:parent-style-name="Default">
      <style:graphic-properties draw:fill-color="#dde8cb" draw:textarea-horizontal-align="justify" draw:textarea-vertical-align="middle" draw:auto-grow-height="false" fo:min-height="0.654cm" fo:min-width="0.658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4" style:family="graphic" style:parent-style-name="Default">
      <style:graphic-properties draw:fill-color="#dde8cb" draw:textarea-horizontal-align="justify" draw:textarea-vertical-align="middle" draw:auto-grow-height="false" fo:min-height="0.654cm" fo:min-width="3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5" style:family="graphic" style:parent-style-name="Default">
      <style:graphic-properties draw:fill-color="#dde8cb" draw:textarea-horizontal-align="justify" draw:textarea-vertical-align="middle" draw:auto-grow-height="false" fo:min-height="0.654cm" fo:min-width="9.569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6" style:family="graphic" style:parent-style-name="Default">
      <style:graphic-properties draw:fill-color="#dde8cb" draw:textarea-horizontal-align="justify" draw:textarea-vertical-align="middle" draw:auto-grow-height="false" fo:min-height="0.654cm" fo:min-width="1.801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7" style:family="graphic" style:parent-style-name="Default">
      <style:graphic-properties draw:fill-color="#dde8cb" draw:textarea-horizontal-align="justify" draw:textarea-vertical-align="middle" draw:auto-grow-height="false" fo:min-height="0.654cm" fo:min-width="0.601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8" style:family="graphic" style:parent-style-name="Default">
      <style:graphic-properties draw:fill-color="#dde8cb" draw:textarea-horizontal-align="justify" draw:textarea-vertical-align="middle" draw:auto-grow-height="false" fo:min-height="0.654cm" fo:min-width="1.172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9" style:family="graphic" style:parent-style-name="Default">
      <style:graphic-properties draw:fill-color="#dde8cb" draw:textarea-horizontal-align="justify" draw:textarea-vertical-align="middle" draw:auto-grow-height="false" fo:min-height="0.654cm" fo:min-width="4.814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10" style:family="graphic" style:parent-style-name="Default">
      <style:graphic-properties draw:fill-color="#dde8cb" draw:textarea-horizontal-align="justify" draw:textarea-vertical-align="middle" draw:auto-grow-height="false" fo:min-height="0.654cm" fo:min-width="4.2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11" style:family="graphic" style:parent-style-name="Default">
      <style:graphic-properties draw:fill-color="#dde8cb" draw:textarea-horizontal-align="justify" draw:textarea-vertical-align="middle" draw:auto-grow-height="false" fo:min-height="0.654cm" fo:min-width="10.197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gr12" style:family="graphic" style:parent-style-name="Default">
      <style:graphic-properties draw:fill-color="#dde8cb" draw:textarea-horizontal-align="justify" draw:textarea-vertical-align="middle" draw:auto-grow-height="false" fo:min-height="0.654cm" fo:min-width="8.398cm" loext:decorative="false"/>
      <style:paragraph-properties style:writing-mode="lr-tb" fo:text-align="left"/>
      <style:text-properties fo:font-family="'Liberation Mono'" style:font-family-generic="modern" style:font-pitch="fixed"/>
    </style:style>
    <style:style style:name="P1" style:family="paragraph">
      <style:paragraph-properties fo:text-align="left"/>
      <style:text-properties fo:font-family="'Liberation Mono'" style:font-family-generic="modern" style:font-pitch="fixed"/>
    </style:style>
    <style:style style:name="P2" style:family="paragraph">
      <loext:graphic-properties draw:fill-color="#dde8cb"/>
      <style:paragraph-properties fo:text-align="center"/>
      <style:text-properties fo:font-family="'Liberation Mono'" style:font-family-generic="modern" style:font-pitch="fixed"/>
    </style:style>
    <style:style style:name="P3" style:family="paragraph">
      <loext:graphic-properties draw:fill-color="#dde8cb"/>
      <style:paragraph-properties fo:text-align="left"/>
      <style:text-properties fo:font-family="'Liberation Mono'" style:font-family-generic="modern" style:font-pitch="fixed"/>
    </style:style>
    <style:style style:name="T1" style:family="text">
      <style:text-properties fo:font-family="'Liberation Mono'" style:font-family-generic="modern" style:font-pitch="fixed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custom-shape draw:z-index="0" draw:name="Фигура 1" draw:style-name="gr1" draw:text-style-name="P2" svg:width="2.372cm" svg:height="0.654cm" svg:x="3.714cm" svg:y="3.862cm">
            <text:p text:style-name="P1"><text:span text:style-name="T1">101</text:span></text:p>
            <draw:enhanced-geometry svg:viewBox="0 0 21600 21600" draw:type="rectangle" draw:enhanced-path="M 0 0 L 21600 0 21600 21600 0 21600 0 0 Z N"/>
          </draw:custom-shape>
          <draw:custom-shape draw:z-index="1" draw:name="Фигура 2" draw:style-name="gr2" draw:text-style-name="P3" svg:width="1.858cm" svg:height="0.654cm" svg:x="3.714cm" svg:y="4.475cm">
            <text:p text:style-name="P1"><text:span text:style-name="T1">102</text:span></text:p>
            <draw:enhanced-geometry svg:viewBox="0 0 21600 21600" draw:type="rectangle" draw:enhanced-path="M 0 0 L 21600 0 21600 21600 0 21600 0 0 Z N"/>
          </draw:custom-shape>
          <draw:custom-shape draw:z-index="2" draw:name="Фигура 3" draw:style-name="gr3" draw:text-style-name="P3" svg:width="0.658cm" svg:height="0.654cm" svg:x="6.113cm" svg:y="4.173cm">
            <text:p text:style-name="P1"><text:span text:style-name="T1">103</text:span></text:p>
            <draw:enhanced-geometry svg:viewBox="0 0 21600 21600" draw:type="rectangle" draw:enhanced-path="M 0 0 L 21600 0 21600 21600 0 21600 0 0 Z N"/>
          </draw:custom-shape>
          <draw:custom-shape draw:z-index="3" draw:name="Фигура 4" draw:style-name="gr4" draw:text-style-name="P3" svg:width="3cm" svg:height="0.654cm" svg:x="8.541cm" svg:y="3.695cm">
            <text:p text:style-name="P1"><text:span text:style-name="T1">104</text:span></text:p>
            <draw:enhanced-geometry svg:viewBox="0 0 21600 21600" draw:type="rectangle" draw:enhanced-path="M 0 0 L 21600 0 21600 21600 0 21600 0 0 Z N"/>
          </draw:custom-shape>
          <draw:custom-shape draw:z-index="4" draw:name="Фигура 5" draw:style-name="gr5" draw:text-style-name="P3" svg:width="9.569cm" svg:height="0.654cm" svg:x="8.555cm" svg:y="7.227cm">
            <text:p text:style-name="P1"><text:span text:style-name="T1">105</text:span></text:p>
            <draw:enhanced-geometry svg:viewBox="0 0 21600 21600" draw:type="rectangle" draw:enhanced-path="M 0 0 L 21600 0 21600 21600 0 21600 0 0 Z N"/>
          </draw:custom-shape>
          <draw:custom-shape draw:z-index="5" draw:name="Фигура 6" draw:style-name="gr6" draw:text-style-name="P3" svg:width="1.801cm" svg:height="0.654cm" svg:x="11.539cm" svg:y="3.711cm">
            <text:p text:style-name="P1"><text:span text:style-name="T1">106</text:span></text:p>
            <draw:enhanced-geometry svg:viewBox="0 0 21600 21600" draw:type="rectangle" draw:enhanced-path="M 0 0 L 21600 0 21600 21600 0 21600 0 0 Z N"/>
          </draw:custom-shape>
          <draw:custom-shape draw:z-index="6" draw:name="Фигура 7" draw:style-name="gr7" draw:text-style-name="P3" svg:width="0.601cm" svg:height="0.654cm" svg:x="16.909cm" svg:y="4.307cm">
            <text:p text:style-name="P1"><text:span text:style-name="T1">107</text:span></text:p>
            <draw:enhanced-geometry svg:viewBox="0 0 21600 21600" draw:type="rectangle" draw:enhanced-path="M 0 0 L 21600 0 21600 21600 0 21600 0 0 Z N"/>
          </draw:custom-shape>
          <draw:custom-shape draw:z-index="7" draw:name="Фигура 8" draw:style-name="gr8" draw:text-style-name="P3" svg:width="1.172cm" svg:height="0.654cm" svg:x="17.508cm" svg:y="4.309cm">
            <text:p text:style-name="P1"><text:span text:style-name="T1">108</text:span></text:p>
            <draw:enhanced-geometry svg:viewBox="0 0 21600 21600" draw:type="rectangle" draw:enhanced-path="M 0 0 L 21600 0 21600 21600 0 21600 0 0 Z N"/>
          </draw:custom-shape>
          <draw:custom-shape draw:z-index="8" draw:name="Фигура 9" draw:style-name="gr9" draw:text-style-name="P3" svg:width="4.814cm" svg:height="0.654cm" svg:x="3.743cm" svg:y="6.839cm">
            <text:p text:style-name="P1"><text:span text:style-name="T1">109</text:span></text:p>
            <draw:enhanced-geometry svg:viewBox="0 0 21600 21600" draw:type="rectangle" draw:enhanced-path="M 0 0 L 21600 0 21600 21600 0 21600 0 0 Z N"/>
          </draw:custom-shape>
          <draw:custom-shape draw:z-index="9" draw:name="Фигура 10" draw:style-name="gr10" draw:text-style-name="P3" svg:width="4.2cm" svg:height="0.654cm" svg:x="8.542cm" svg:y="8.786cm">
            <text:p text:style-name="P1"><text:span text:style-name="T1">110</text:span></text:p>
            <draw:enhanced-geometry svg:viewBox="0 0 21600 21600" draw:type="rectangle" draw:enhanced-path="M 0 0 L 21600 0 21600 21600 0 21600 0 0 Z N"/>
          </draw:custom-shape>
          <draw:custom-shape draw:z-index="10" draw:name="Фигура 11" draw:style-name="gr11" draw:text-style-name="P3" svg:width="10.197cm" svg:height="0.654cm" svg:x="6.713cm" svg:y="4.905cm">
            <text:p text:style-name="P1"><text:span text:style-name="T1">111</text:span></text:p>
            <draw:enhanced-geometry svg:viewBox="0 0 21600 21600" draw:type="rectangle" draw:enhanced-path="M 0 0 L 21600 0 21600 21600 0 21600 0 0 Z N"/>
          </draw:custom-shape>
          <draw:custom-shape draw:z-index="11" draw:name="Фигура 12" draw:style-name="gr4" draw:text-style-name="P3" svg:width="3cm" svg:height="0.654cm" svg:x="12.741cm" svg:y="8.781cm">
            <text:p text:style-name="P1"><text:span text:style-name="T1">112</text:span></text:p>
            <draw:enhanced-geometry svg:viewBox="0 0 21600 21600" draw:type="rectangle" draw:enhanced-path="M 0 0 L 21600 0 21600 21600 0 21600 0 0 Z N"/>
          </draw:custom-shape>
          <draw:custom-shape draw:z-index="12" draw:name="Фигура 13" draw:style-name="gr4" draw:text-style-name="P3" svg:width="3cm" svg:height="0.654cm" svg:x="16.952cm" svg:y="5.522cm">
            <text:p text:style-name="P1"><text:span text:style-name="T1">113</text:span></text:p>
            <draw:enhanced-geometry svg:viewBox="0 0 21600 21600" draw:type="rectangle" draw:enhanced-path="M 0 0 L 21600 0 21600 21600 0 21600 0 0 Z N"/>
          </draw:custom-shape>
          <draw:custom-shape draw:z-index="13" draw:name="Фигура 14" draw:style-name="gr12" draw:text-style-name="P3" svg:width="8.398cm" svg:height="0.654cm" svg:x="8.542cm" svg:y="6.257cm">
            <text:p text:style-name="P1"><text:span text:style-name="T1">114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26" table:default-cell-style-name="ce10"/>
        <table:table-column table:style-name="co3" table:number-columns-repeated="16355"/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0" table:number-columns-repeated="1635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7"/>
          <table:table-cell table:style-name="ce11" office:value-type="float" office:value="8" calcext:value-type="float">
            <text:p>8</text:p>
          </table:table-cell>
          <table:table-cell table:number-columns-repeated="8"/>
          <table:table-cell table:style-name="ce10" table:number-columns-repeated="1635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;111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;114</text:p>
          </table:table-cell>
          <table:table-cell table:number-columns-repeated="26"/>
          <table:table-cell table:style-name="ce10" table:number-columns-repeated="1635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26"/>
          <table:table-cell table:style-name="ce10" table:number-columns-repeated="16355"/>
        </table:table-row>
        <table:table-row table:style-name="ro3">
          <table:table-cell table:number-columns-repeated="29"/>
          <table:table-cell table:style-name="ce10" table:number-columns-repeated="16355"/>
        </table:table-row>
        <table:table-row table:style-name="ro3">
          <table:table-cell table:number-columns-repeated="2"/>
          <table:table-cell table:style-name="ce7" office:value-type="string" calcext:value-type="string">
            <text:p>максимальную продолжительность отрезка времени</text:p>
          </table:table-cell>
          <table:table-cell table:number-columns-repeated="26"/>
          <table:table-cell table:style-name="ce10" table:number-columns-repeated="16355"/>
        </table:table-row>
        <table:table-row table:style-name="ro3">
          <table:table-cell table:number-columns-repeated="2"/>
          <table:table-cell table:style-name="ce8" office:value-type="string" calcext:value-type="string">
            <text:p>в течение которого возможно одновременное выполнение пяти процессов </text:p>
          </table:table-cell>
          <table:table-cell table:number-columns-repeated="26"/>
          <table:table-cell table:style-name="ce10" table:number-columns-repeated="16355"/>
        </table:table-row>
        <table:table-row table:style-name="ro3" table:number-rows-repeated="1048557">
          <table:table-cell table:number-columns-repeated="29"/>
          <table:table-cell table:style-name="ce10" table:number-columns-repeated="16355"/>
        </table:table-row>
        <table:table-row table:style-name="ro3">
          <table:table-cell table:number-columns-repeated="29"/>
          <table:table-cell table:style-name="ce10"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HP</meta:initial-creator>
    <meta:creation-date>2022-07-26T06:42:39Z</meta:creation-date>
    <dc:date>2026-03-21T14:17:29.915396700</dc:date>
    <meta:editing-duration>PT12M16S</meta:editing-duration>
    <meta:editing-cycles>2</meta:editing-cycles>
    <meta:document-statistic meta:table-count="1" meta:cell-count="74" meta:object-count="14"/>
  </office:meta>
</office:document-meta>
</file>